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60000009DE4AAE07007E4D04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Arrus BT" svg:font-family="'Arrus B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svg:stroke-color="#000000" draw:marker-start-width="0.245cm" draw:marker-end-width="0.245cm" draw:fill="solid" draw:fill-color="#fff8dc" draw:textarea-horizontal-align="justify" draw:textarea-vertical-align="middle" draw:auto-grow-height="false" fo:min-height="1.22cm" fo:min-width="6.97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666666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45cm" draw:marker-end-width="0.245cm" draw:fill="solid" draw:fill-color="#e0eeee" draw:textarea-horizontal-align="justify" draw:textarea-vertical-align="middle" draw:auto-grow-height="false" fo:min-height="0.956cm" fo:min-width="1.221cm" fo:padding-top="0.14cm" fo:padding-bottom="0.14cm" fo:padding-left="0.265cm" fo:padding-right="0.26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945cm" fo:min-width="2.635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8dc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solid" draw:fill-color="#e0eeee"/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color="#cccccc"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  <style:text-properties fo:color="#cccccc"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ccccc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7.5cm" svg:height="1.5cm" svg:x="8cm" svg:y="10.609cm">
          <text:p text:style-name="P1"><text:span text:style-name="T1">Vorab ausprogrammierte</text:span></text:p>
          <text:p text:style-name="P1"><text:span text:style-name="T1">Webservice-Klass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5.2cm" svg:y1="11.359cm" svg:x2="28.8cm" svg:y2="11.359cm">
          <text:p/>
        </draw:line>
        <draw:line draw:style-name="gr2" draw:text-style-name="P1" draw:layer="layout" svg:x1="15.6cm" svg:y1="11.359cm" svg:x2="19.2cm" svg:y2="11.359cm">
          <text:p/>
        </draw:line>
        <draw:custom-shape draw:style-name="gr3" draw:text-style-name="P3" draw:layer="layout" svg:width="1.75cm" svg:height="1.4cm" svg:x="28.85cm" svg:y="10.659cm">
          <text:p text:style-name="P1"><text:span text:style-name="T1">WSDL</text:span></text:p>
          <draw:enhanced-geometry svg:viewBox="0 0 21600 21600" draw:mirror-vertical="false" draw:mirror-horizont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4" draw:text-style-name="P1" draw:layer="layout" svg:width="5.768cm" svg:height="3.681cm" svg:x="19.307cm" svg:y="9.519cm">
            <draw:image xlink:href="Pictures/10000201000000F60000009DE4AAE07007E4D043.png" xlink:type="simple" xlink:show="embed" xlink:actuate="onLoad">
              <text:p/>
            </draw:image>
          </draw:frame>
          <draw:frame draw:style-name="gr5" draw:text-style-name="P5" draw:layer="layout" svg:width="5.2cm" svg:height="1.195cm" svg:x="19.4cm" svg:y="11.2cm">
            <draw:text-box>
              <text:p text:style-name="P4"><text:span text:style-name="T2">wsgen</text:span></text:p>
            </draw:text-box>
          </draw:frame>
        </draw:g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Arrus BT" svg:font-family="'Arrus B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9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799999237060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34cm" fo:margin-bottom="0cm" fo:text-indent="0cm"/>
      <style:text-properties fo:font-size="44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75cm" fo:margin-bottom="0cm" fo:text-indent="0cm"/>
      <style:text-properties fo:font-size="38.0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17cm" fo:margin-bottom="0cm" fo:text-indent="0cm"/>
      <style:text-properties fo:font-size="31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9.800003051757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35.999cm" svg:height="4.173cm" svg:x="2cm" svg:y="0.996cm" presentation:class="title" presentation:placeholder="true">
        <draw:text-box/>
      </draw:frame>
      <draw:frame presentation:style-name="Default-outline1" draw:layer="backgroundobjects" svg:width="35.999cm" svg:height="14.498cm" svg:x="2cm" svg:y="5.849cm" presentation:class="outline" presentation:placeholder="true">
        <draw:text-box/>
      </draw:frame>
      <draw:frame presentation:style-name="Mpr1" draw:text-style-name="MP2" draw:layer="backgroundobjects" svg:width="9.319cm" svg:height="1.722cm" svg:x="2cm" svg:y="22.774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2.679cm" svg:height="1.722cm" svg:x="13.68cm" svg:y="22.774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9.319cm" svg:height="1.722cm" svg:x="28.68cm" svg:y="22.774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3-05T23:40:05.952524679</meta:creation-date>
    <dc:date>2018-03-06T00:32:13.971253529</dc:date>
    <dc:creator>Dennis Schulmeister-Zimolong</dc:creator>
    <meta:editing-duration>PT30M53S</meta:editing-duration>
    <meta:editing-cycles>4</meta:editing-cycles>
    <meta:generator>LibreOffice/6.0.2.1.0$Linux_X86_64 LibreOffice_project/00m0$Build-1</meta:generator>
    <meta:document-statistic meta:object-count="30"/>
  </office:meta>
</office:document-meta>
</file>